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4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513316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0a5b076" style:font-style-asian="normal" style:font-style-complex="normal"/>
    </style:style>
    <style:style style:name="T15" style:family="text">
      <style:text-properties fo:font-style="normal" officeooo:rsid="01120c92" style:font-style-asian="normal" style:font-style-complex="normal"/>
    </style:style>
    <style:style style:name="T16" style:family="text">
      <style:text-properties fo:font-style="normal" officeooo:rsid="011a7ae9" style:font-style-asian="normal" style:font-style-complex="normal"/>
    </style:style>
    <style:style style:name="T17" style:family="text">
      <style:text-properties fo:font-style="normal" officeooo:rsid="013e64b0" style:font-style-asian="normal" style:font-style-complex="normal"/>
    </style:style>
    <style:style style:name="T18" style:family="text">
      <style:text-properties fo:font-style="normal" officeooo:rsid="014898e2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1c81a39" style:font-style-asian="normal" style:font-style-complex="normal"/>
    </style:style>
    <style:style style:name="T21" style:family="text">
      <style:text-properties fo:font-style="normal" officeooo:rsid="01d7bc22" style:font-style-asian="normal" style:font-style-complex="normal"/>
    </style:style>
    <style:style style:name="T22" style:family="text">
      <style:text-properties fo:font-style="normal" officeooo:rsid="0215f91b" style:font-style-asian="normal" style:font-style-complex="normal"/>
    </style:style>
    <style:style style:name="T23" style:family="text">
      <style:text-properties fo:font-style="normal" officeooo:rsid="022bb428" style:font-style-asian="normal" style:font-style-complex="normal"/>
    </style:style>
    <style:style style:name="T24" style:family="text">
      <style:text-properties fo:font-style="normal" officeooo:rsid="02375320" style:font-style-asian="normal" style:font-style-complex="normal"/>
    </style:style>
    <style:style style:name="T25" style:family="text">
      <style:text-properties fo:font-style="normal" officeooo:rsid="023acaed" style:font-style-asian="normal" style:font-style-complex="normal"/>
    </style:style>
    <style:style style:name="T26" style:family="text">
      <style:text-properties fo:font-style="normal" officeooo:rsid="023b1c02" style:font-style-asian="normal" style:font-style-complex="normal"/>
    </style:style>
    <style:style style:name="T27" style:family="text">
      <style:text-properties fo:font-style="normal" officeooo:rsid="023d5588" style:font-style-asian="normal" style:font-style-complex="normal"/>
    </style:style>
    <style:style style:name="T28" style:family="text">
      <style:text-properties fo:font-style="normal" officeooo:rsid="023dc522" style:font-style-asian="normal" style:font-style-complex="normal"/>
    </style:style>
    <style:style style:name="T29" style:family="text">
      <style:text-properties fo:font-style="normal" officeooo:rsid="023de746" style:font-style-asian="normal" style:font-style-complex="normal"/>
    </style:style>
    <style:style style:name="T30" style:family="text">
      <style:text-properties fo:font-style="normal" officeooo:rsid="023f75b7" style:font-style-asian="normal" style:font-style-complex="normal"/>
    </style:style>
    <style:style style:name="T31" style:family="text">
      <style:text-properties fo:font-style="normal" officeooo:rsid="02409b0d" style:font-style-asian="normal" style:font-style-complex="normal"/>
    </style:style>
    <style:style style:name="T32" style:family="text">
      <style:text-properties fo:font-style="normal" officeooo:rsid="02418367" style:font-style-asian="normal" style:font-style-complex="normal"/>
    </style:style>
    <style:style style:name="T33" style:family="text">
      <style:text-properties fo:font-style="normal" officeooo:rsid="0242380d" style:font-style-asian="normal" style:font-style-complex="normal"/>
    </style:style>
    <style:style style:name="T34" style:family="text">
      <style:text-properties fo:font-style="normal" officeooo:rsid="0243b95b" style:font-style-asian="normal" style:font-style-complex="normal"/>
    </style:style>
    <style:style style:name="T35" style:family="text">
      <style:text-properties fo:font-style="normal" officeooo:rsid="0244f4b2" style:font-style-asian="normal" style:font-style-complex="normal"/>
    </style:style>
    <style:style style:name="T36" style:family="text">
      <style:text-properties fo:font-style="normal" officeooo:rsid="02466453" style:font-style-asian="normal" style:font-style-complex="normal"/>
    </style:style>
    <style:style style:name="T37" style:family="text">
      <style:text-properties fo:font-style="normal" officeooo:rsid="02480208" style:font-style-asian="normal" style:font-style-complex="normal"/>
    </style:style>
    <style:style style:name="T38" style:family="text">
      <style:text-properties fo:font-style="normal" officeooo:rsid="024b4198" style:font-style-asian="normal" style:font-style-complex="normal"/>
    </style:style>
    <style:style style:name="T39" style:family="text">
      <style:text-properties fo:font-style="normal" officeooo:rsid="024b500f" style:font-style-asian="normal" style:font-style-complex="normal"/>
    </style:style>
    <style:style style:name="T40" style:family="text">
      <style:text-properties fo:font-style="normal" officeooo:rsid="024e4ffc" style:font-style-asian="normal" style:font-style-complex="normal"/>
    </style:style>
    <style:style style:name="T41" style:family="text">
      <style:text-properties fo:font-style="normal" officeooo:rsid="0250fa40" style:font-style-asian="normal" style:font-style-complex="normal"/>
    </style:style>
    <style:style style:name="T42" style:family="text">
      <style:text-properties fo:font-style="normal" officeooo:rsid="02513316" style:font-style-asian="normal" style:font-style-complex="normal"/>
    </style:style>
    <style:style style:name="T43" style:family="text">
      <style:text-properties fo:font-style="normal" officeooo:rsid="025149ad" style:font-style-asian="normal" style:font-style-complex="normal"/>
    </style:style>
    <style:style style:name="T44" style:family="text">
      <style:text-properties fo:font-style="normal" officeooo:rsid="0253377a" style:font-style-asian="normal" style:font-style-complex="normal"/>
    </style:style>
    <style:style style:name="T45" style:family="text">
      <style:text-properties fo:font-style="normal" officeooo:rsid="0253c6ec" style:font-style-asian="normal" style:font-style-complex="normal"/>
    </style:style>
    <style:style style:name="T46" style:family="text">
      <style:text-properties fo:font-style="normal" officeooo:rsid="02556fa4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0374dde"/>
    </style:style>
    <style:style style:name="T52" style:family="text">
      <style:text-properties style:font-name="EB Garamond 12 All SC" fo:font-style="normal" officeooo:rsid="02375320" style:font-style-asian="normal" style:font-style-complex="normal"/>
    </style:style>
    <style:style style:name="T53" style:family="text">
      <style:text-properties style:font-name="EB Garamond 12 All SC" fo:font-style="normal" officeooo:rsid="024e5be4" style:font-style-asian="normal" style:font-style-complex="normal"/>
    </style:style>
    <style:style style:name="T54" style:family="text">
      <style:text-properties officeooo:rsid="013faaaf"/>
    </style:style>
    <style:style style:name="T55" style:family="text">
      <style:text-properties officeooo:rsid="01fc5184"/>
    </style:style>
    <style:style style:name="T56" style:family="text">
      <style:text-properties officeooo:rsid="02317916"/>
    </style:style>
    <style:style style:name="T57" style:family="text">
      <style:text-properties officeooo:rsid="02320032"/>
    </style:style>
    <style:style style:name="T58" style:family="text">
      <style:text-properties officeooo:rsid="02375320"/>
    </style:style>
    <style:style style:name="T59" style:family="text">
      <style:text-properties officeooo:rsid="02392168"/>
    </style:style>
    <style:style style:name="T60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54">7</text:span></text:p>
      <text:p text:style-name="P28"/>
      <text:p text:style-name="P28"/>
      <text:p text:style-name="P24">© 201<text:span text:style-name="T54">7</text:span> by Wolfgang Skala. This edition is licensed under the Creative Commons Attribution<text:span text:style-name="T49">-NonCommercial-ShareAlike</text:span> 4.0 International License. To view a copy of this license, visit http://creativecommons.org/licenses/by<text:span text:style-name="T50">-nc-sa</text:span>/4.0/. </text:p>
      <text:p text:style-name="P23"/>
      <text:p text:style-name="P25">Music engraving by LilyPond 2.18.0 (http://www.lilypond.org).<text:span text:style-name="T48"><text:line-break/>Front matter</text:span> typeset with EB Garamond (http://www.georgduffner.at/ebgaramond).</text:p>
      <text:p text:style-name="P28"/>
      <text:p text:style-name="P22">First <text:span text:style-name="T58">edition</text:span>, <text:span text:style-name="T60">October</text:span> 201<text:span text:style-name="T54">7</text:span></text:p>
      <text:p text:style-name="P32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10">of the </text:span><text:span text:style-name="T4">Sextett op. 113</text:span><text:span text:style-name="T7"> “Per aspera ad <text:s/>astra”</text:span><text:span text:style-name="T4"> </text:span>bases upon <text:span text:style-name="T58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59">manuscript as closely a reasonably possible</text:span>.<text:span text:style-name="T55"> A</text:span>ny changes <text:span text:style-name="T47">that were introduced </text:span>by the editor are indicated by <text:span text:style-name="T60">brackets (directions, dynamics, 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1">i <text:s text:c="2"/>– <text:s text:c="2"/>k r ä f t i g <text:s text:c="2"/>b e w e g t</text:p>
      <text:p text:style-name="P3"/>
      <text:p text:style-name="P17"><text:span text:style-name="T1">Bar<text:tab/>Staff<text:tab/>Note</text:span><text:span text:style-name="T6"><text:line-break/></text:span><text:span text:style-name="T26">87<text:tab/>vl</text:span><text:span text:style-name="T29"> </text:span><text:span text:style-name="T26">1</text:span><text:span text:style-name="T13"><text:note text:id="ftn1" text:note-class="footnote"><text:note-citation>1</text:note-citation><text:note-body><text:p text:style-name="P36">Abbreviations: <text:span text:style-name="T58">cb, contrabass; Ms, manuscript; pf, piano</text:span>;<text:span text:style-name="T51"> r, rest; vla, viola; vlc, violoncello; vl</text:span>, violin.</text:p></text:note-body></text:note></text:span><text:span text:style-name="T26"><text:tab/>12th sixteenth in Ms: c‴16</text:span><text:span text:style-name="T3"><text:line-break/></text:span><text:span text:style-name="T24">137</text:span><text:span text:style-name="T19"><text:tab/></text:span><text:span text:style-name="T24">pf</text:span><text:span text:style-name="T19"><text:tab/></text:span><text:span text:style-name="T24">4th quarter in Ms: </text:span><text:span text:style-name="T25">g+d′4</text:span><text:span text:style-name="T27"><text:line-break/>171<text:tab/>vlc<text:tab/>4th quarter in Ms: possibly Bes4</text:span><text:span text:style-name="T33"><text:line-break/></text:span><text:span text:style-name="T40">177–193<text:tab/>–<text:tab/>Reiter proposes not to repeat the exposition<text:line-break/><text:tab/><text:tab/>(remark: </text:span><text:span text:style-name="T8">Es empfiehlt sich, die Wiederholung wegzulassen.</text:span><text:span text:style-name="T40">)<text:line-break/></text:span><text:span text:style-name="T33">228<text:tab/>pf<text:tab/>clef missing in Ms</text:span><text:span text:style-name="T37"><text:line-break/>272<text:tab/>vlc<text:tab/></text:span><text:span text:style-name="T33">clef missing in Ms</text:span><text:span text:style-name="T36"><text:line-break/>282f<text:tab/>vla<text:tab/>all notes in Ms: ais</text:span><text:span text:style-name="T38"><text:line-break/></text:span><text:span text:style-name="T36">282f<text:tab/>vl</text:span><text:span text:style-name="T38">c</text:span><text:span text:style-name="T36"><text:tab/>all notes in Ms: </text:span><text:span text:style-name="T38">A</text:span><text:span text:style-name="T36">is</text:span><text:span text:style-name="T29"><text:line-break/>359<text:tab/></text:span><text:span text:style-name="T30">pf</text:span><text:span text:style-name="T29"><text:tab/>clef missing in Ms</text:span><text:span text:style-name="T30"><text:line-break/>370<text:tab/>pf<text:tab/>1st quarter in Ms:</text:span><text:span text:style-name="T34"> </text:span><text:span text:style-name="T30">a‴16–c‴16–bes″16–c‴16</text:span><text:span text:style-name="T34"> (right hand)<text:line-break/><text:tab/><text:tab/>and</text:span><text:span text:style-name="T30"> a″16–c″16–bes′16–c″16</text:span><text:span text:style-name="T34"> (left hand)</text:span><text:span text:style-name="T35"><text:line-break/>374<text:tab/>vla<text:tab/>4th quarter in Ms: a4</text:span><text:span text:style-name="T31"><text:line-break/>44</text:span><text:span text:style-name="T32">3</text:span><text:span text:style-name="T31"><text:tab/>pf<text:tab/>clef missing in Ms</text:span><text:span text:style-name="T39"><text:line-break/>459<text:tab/>cb<text:tab/>tremolo repeats missing in Ms</text:span><text:span text:style-name="T20"><text:line-break/></text:span><text:span text:style-name="T18"><text:line-break/></text:span><text:span text:style-name="T14"><text:line-break/><text:line-break/></text:span><text:span text:style-name="T52">ii – </text:span><text:span text:style-name="T53">l a n g s a m <text:s text:c="2"/>u n d <text:s text:c="2"/>s e h r <text:s text:c="2"/>g e s a n g s v o l l</text:span></text:p>
      <text:p text:style-name="P5"/>
      <text:p text:style-name="P37"><text:span text:style-name="T1">Bar<text:tab/>Staff<text:tab/>Note</text:span><text:span text:style-name="T2"><text:line-break/></text:span><text:span text:style-name="T42">25<text:tab/>pf<text:tab/>left hand: bass clef missing in Ms</text:span><text:span text:style-name="T43"><text:line-break/>30<text:tab/>pf<text:tab/>right hand, </text:span><text:span text:style-name="T44">3r</text:span><text:span text:style-name="T43">d quarter in Ms.: b′+fis″8</text:span><text:span text:style-name="T44"><text:line-break/>31<text:tab/>pf<text:tab/>right hand, 3r</text:span><text:span text:style-name="T43">d quarter in Ms.: </text:span><text:span text:style-name="T44">a′+</text:span><text:span text:style-name="T43">b′+fis″8</text:span><text:span text:style-name="T45"><text:line-break/>34<text:tab/>pf<text:tab/>in Ms</text:span><text:span text:style-name="T46">: quarter followed by sixteenth</text:span><text:span text:style-name="T41"><text:line-break/>87<text:tab/>pf<text:tab/>d″32 followed by an additional fis″32 in Ms</text:span><text:span text:style-name="T21"><text:line-break/></text:span></text:p>
      <text:p text:style-name="P13"/>
      <text:p text:style-name="P13"><text:span text:style-name="T15"><text:line-break/></text:span><text:span text:style-name="T52">iii – </text:span></text:p>
      <text:p text:style-name="P6"><text:soft-page-break/></text:p>
      <text:p text:style-name="P14"><text:span text:style-name="T1">Bar<text:tab/>Staff<text:tab/>Note</text:span><text:span text:style-name="T2"><text:line-break/></text:span><text:span text:style-name="T16"><text:line-break/></text:span><text:span text:style-name="T22"><text:line-break/></text:span><text:span text:style-name="T16"><text:line-break/></text:span><text:span text:style-name="T52">iv – </text:span></text:p>
      <text:p text:style-name="P7"/>
      <text:p text:style-name="P15"><text:span text:style-name="T1">Bar<text:tab/>Staff<text:tab/>Note</text:span><text:span text:style-name="T2"><text:line-break/></text:span><text:span text:style-name="T23"><text:line-break/><text:line-break/><text:line-break/><text:line-break/></text:span><text:span text:style-name="T24">v – </text:span></text:p>
      <text:p text:style-name="P9"/>
      <text:p text:style-name="P16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56">wolfgang</text:span> (at) <text:span text:style-name="T56">esser-skala</text:span>.at<text:span text:style-name="T56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2">Salzburg, </text:span><text:span text:style-name="T28">October</text:span><text:span text:style-name="T12"> 201</text:span><text:span text:style-name="T17">7</text:span><text:line-break/>Wolfgang Skala</text:p>
      <text:p text:style-name="P34"/>
      <text:p text:style-name="P33"/>
      <text:p text:style-name="P30">C O N T E N T S</text:p>
      <text:p text:style-name="P27"/>
      <text:p text:style-name="P26"/>
      <text:p text:style-name="P26"/>
      <text:p text:style-name="P21"><text:span text:style-name="T57">1<text:tab/>Kräftig bewegt<text:tab/>1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01T19:16:15.147400515</dc:date>
    <dc:creator>Wolfgang Skala</dc:creator>
    <meta:editing-duration>P6DT11H25M43S</meta:editing-duration>
    <meta:editing-cycles>543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73" meta:character-count="2733" meta:non-whitespace-character-count="2234"/>
  </office:meta>
</office:document-meta>
</file>